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nau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Total</text:p>
          </table:table-cell>
          <table:table-cell table:formula="of:=SUM([.B1:.B18])" office:value-type="float" office:value="18" calcext:value-type="float">
            <text:p/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 Model</text:p>
          </table:table-cell>
          <table:table-cell/>
          <table:table-cell office:value-type="string" calcext:value-type="string">
            <text:p>Arnaud</text:p>
          </table:table-cell>
          <table:table-cell table:formula="of:=SUMIF([.A1:.A18];[.E2];[.B1:.B18])" office:value-type="float" office:value="6" calcext:value-type="float">
            <text:p/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Strategy</text:p>
          </table:table-cell>
          <table:table-cell/>
          <table:table-cell office:value-type="string" calcext:value-type="string">
            <text:p>Benoît</text:p>
          </table:table-cell>
          <table:table-cell table:formula="of:=SUMIF([.A1:.A18];[.E3];[.B1:.B18])" office:value-type="float" office:value="7" calcext:value-type="float">
            <text:p/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 of blur on Fourier</text:p>
          </table:table-cell>
          <table:table-cell/>
          <table:table-cell office:value-type="string" calcext:value-type="string">
            <text:p>Geoffroy</text:p>
          </table:table-cell>
          <table:table-cell table:formula="of:=SUMIF([.A1:.A18];[.E4];[.B1:.B18])" office:value-type="float" office:value="4" calcext:value-type="float">
            <text:p/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n</text:p>
          </table:table-cell>
          <table:table-cell/>
          <table:table-cell office:value-type="string" calcext:value-type="string">
            <text:p>Jonathan</text:p>
          </table:table-cell>
          <table:table-cell table:formula="of:=SUMIF([.A1:.A18];[.E5];[.B1:.B18])" office:value-type="float" office:value="1" calcext:value-type="float">
            <text:p/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bor</text:p>
          </table:table-cell>
          <table:table-cell table:number-columns-repeated="3"/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strum</text:p>
          </table:table-cell>
          <table:table-cell table:number-columns-repeated="3"/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Wiener-reg-analyse résultat des 3 deconv</text:p>
          </table:table-cell>
          <table:table-cell table:number-columns-repeated="3"/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cy-train</text:p>
          </table:table-cell>
          <table:table-cell table:number-columns-repeated="3"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omp treatment</text:p>
          </table:table-cell>
          <table:table-cell table:number-columns-repeated="3"/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nus item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 estimation</text:p>
          </table:table-cell>
          <table:table-cell table:number-columns-repeated="3"/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 estimation</text:p>
          </table:table-cell>
          <table:table-cell table:number-columns-repeated="3"/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y+Wiener cam</text:p>
          </table:table-cell>
          <table:table-cell office:value-type="string" calcext:value-type="string">
            <text:p>Je risque d'être short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p Foreground estimation</text:p>
          </table:table-cell>
          <table:table-cell table:number-columns-repeated="3"/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p Deconv ca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9:16:10.385398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23:16:12.120179551</dc:date>
    <dc:creator>Benoît </dc:creator>
    <meta:generator>LibreOffice/4.2.3.3$Linux_X86_64 LibreOffice_project/420m0$Build-3</meta:generator>
    <meta:editing-duration>P0D</meta:editing-duration>
    <meta:editing-cycles>1</meta:editing-cycles>
    <meta:document-statistic meta:table-count="1" meta:cell-count="74" meta:object-count="0"/>
  </office:meta>
</office:document-meta>
</file>